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800000031F0470A7E8DCF0476.png" manifest:media-type="image/png"/>
  <manifest:file-entry manifest:full-path="Pictures/10000201000001BA0000003210C6C8F049F05D98.png" manifest:media-type="image/png"/>
  <manifest:file-entry manifest:full-path="Pictures/10000201000001B3000000305A87EE2E6574AF7D.png" manifest:media-type="image/png"/>
  <manifest:file-entry manifest:full-path="Pictures/100002010000021900000031375C5C7FC950A6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a9a8" officeooo:paragraph-rsid="001ca9a8"/>
    </style:style>
    <style:style style:name="P2" style:family="paragraph" style:parent-style-name="Standard">
      <style:text-properties officeooo:rsid="001e7a43" officeooo:paragraph-rsid="001e7a43"/>
    </style:style>
    <style:style style:name="P3" style:family="paragraph" style:parent-style-name="Standard">
      <style:text-properties officeooo:paragraph-rsid="001e7a43"/>
    </style:style>
    <style:style style:name="P4" style:family="paragraph" style:parent-style-name="Standard">
      <style:text-properties fo:font-weight="bold" officeooo:rsid="00247e34" officeooo:paragraph-rsid="00247e34" style:font-weight-asian="bold" style:font-weight-complex="bold"/>
    </style:style>
    <style:style style:name="P5" style:family="paragraph" style:parent-style-name="Standard">
      <style:text-properties officeooo:rsid="00208b03" officeooo:paragraph-rsid="00208b03"/>
    </style:style>
    <style:style style:name="P6" style:family="paragraph" style:parent-style-name="Standard">
      <style:text-properties officeooo:rsid="0023289a" officeooo:paragraph-rsid="0023289a"/>
    </style:style>
    <style:style style:name="P7" style:family="paragraph" style:parent-style-name="Standard">
      <style:paragraph-properties fo:break-before="page"/>
      <style:text-properties officeooo:rsid="00208b03" officeooo:paragraph-rsid="00208b03"/>
    </style:style>
    <style:style style:name="P8" style:family="paragraph" style:parent-style-name="Standard">
      <style:text-properties fo:font-weight="bold" officeooo:rsid="00207c6b" officeooo:paragraph-rsid="00207c6b" style:font-weight-asian="bold" style:font-weight-complex="bold"/>
    </style:style>
    <style:style style:name="P9" style:family="paragraph" style:parent-style-name="Standard">
      <style:text-properties fo:font-weight="bold" officeooo:rsid="00207c6b" officeooo:paragraph-rsid="002ad4cb" style:font-weight-asian="bold" style:font-weight-complex="bold"/>
    </style:style>
    <style:style style:name="P10" style:family="paragraph" style:parent-style-name="Standard">
      <style:text-properties fo:font-weight="bold" officeooo:rsid="00290129" officeooo:paragraph-rsid="00290129" style:font-weight-asian="bold" style:font-weight-complex="bold"/>
    </style:style>
    <style:style style:name="P11" style:family="paragraph" style:parent-style-name="Standard">
      <style:text-properties fo:font-weight="bold" officeooo:rsid="0025f01d" officeooo:paragraph-rsid="002b9aa0" style:font-weight-asian="bold" style:font-weight-complex="bold"/>
    </style:style>
    <style:style style:name="P12" style:family="paragraph" style:parent-style-name="Standard">
      <style:text-properties fo:font-weight="bold" officeooo:rsid="0023289a" officeooo:paragraph-rsid="002d805f" style:font-weight-asian="bold" style:font-weight-complex="bold"/>
    </style:style>
    <style:style style:name="P13" style:family="paragraph" style:parent-style-name="Standard">
      <style:text-properties fo:font-weight="bold" officeooo:rsid="002b9aa0" officeooo:paragraph-rsid="002b9aa0" style:font-weight-asian="bold" style:font-weight-complex="bold"/>
    </style:style>
    <style:style style:name="P14" style:family="paragraph" style:parent-style-name="Standard">
      <style:text-properties fo:font-weight="bold" officeooo:rsid="00247e34" officeooo:paragraph-rsid="00247e34" style:font-weight-asian="bold" style:font-weight-complex="bold"/>
    </style:style>
    <style:style style:name="P15" style:family="paragraph" style:parent-style-name="Standard">
      <style:text-properties fo:font-weight="bold" officeooo:rsid="00247e34" officeooo:paragraph-rsid="002e648b" style:font-weight-asian="bold" style:font-weight-complex="bold"/>
    </style:style>
    <style:style style:name="P16" style:family="paragraph" style:parent-style-name="Standard">
      <style:text-properties fo:font-weight="bold" officeooo:rsid="002d805f" officeooo:paragraph-rsid="002d805f" style:font-weight-asian="bold" style:font-weight-complex="bold"/>
    </style:style>
    <style:style style:name="P17" style:family="paragraph" style:parent-style-name="Standard">
      <style:text-properties officeooo:rsid="001e7a43" officeooo:paragraph-rsid="001e7a43"/>
    </style:style>
    <style:style style:name="P18" style:family="paragraph" style:parent-style-name="Standard">
      <style:text-properties officeooo:rsid="00207683" officeooo:paragraph-rsid="00207683"/>
    </style:style>
    <style:style style:name="P19" style:family="paragraph" style:parent-style-name="Standard">
      <style:text-properties officeooo:rsid="00207683" officeooo:paragraph-rsid="00264fa4"/>
    </style:style>
    <style:style style:name="P20" style:family="paragraph" style:parent-style-name="Standard">
      <style:text-properties officeooo:rsid="00207683" officeooo:paragraph-rsid="002728fe"/>
    </style:style>
    <style:style style:name="P21" style:family="paragraph" style:parent-style-name="Standard">
      <style:text-properties officeooo:rsid="002728fe" officeooo:paragraph-rsid="002728fe"/>
    </style:style>
    <style:style style:name="P22" style:family="paragraph" style:parent-style-name="Standard">
      <style:text-properties officeooo:paragraph-rsid="00264fa4"/>
    </style:style>
    <style:style style:name="P23" style:family="paragraph" style:parent-style-name="Standard">
      <style:text-properties officeooo:rsid="00274bad" officeooo:paragraph-rsid="00274bad"/>
    </style:style>
    <style:style style:name="P24" style:family="paragraph" style:parent-style-name="Standard">
      <style:text-properties officeooo:paragraph-rsid="00274bad"/>
    </style:style>
    <style:style style:name="P25" style:family="paragraph" style:parent-style-name="Standard">
      <style:text-properties officeooo:paragraph-rsid="00282300"/>
    </style:style>
    <style:style style:name="P26" style:family="paragraph" style:parent-style-name="Standard">
      <style:text-properties officeooo:paragraph-rsid="002ad4cb"/>
    </style:style>
    <style:style style:name="P27" style:family="paragraph" style:parent-style-name="Standard">
      <style:text-properties officeooo:rsid="0029b399" officeooo:paragraph-rsid="002adb96"/>
    </style:style>
    <style:style style:name="P28" style:family="paragraph" style:parent-style-name="Standard">
      <style:text-properties officeooo:rsid="002ad4cb" officeooo:paragraph-rsid="002ad4cb"/>
    </style:style>
    <style:style style:name="P29" style:family="paragraph" style:parent-style-name="Standard">
      <style:text-properties officeooo:rsid="002adb96" officeooo:paragraph-rsid="002adb96"/>
    </style:style>
    <style:style style:name="P30" style:family="paragraph" style:parent-style-name="Standard">
      <style:text-properties officeooo:rsid="002b88ff" officeooo:paragraph-rsid="002d805f"/>
    </style:style>
    <style:style style:name="P31" style:family="paragraph" style:parent-style-name="Standard">
      <style:text-properties officeooo:rsid="002b88ff" officeooo:paragraph-rsid="0023289a"/>
    </style:style>
    <style:style style:name="P32" style:family="paragraph" style:parent-style-name="Standard">
      <style:text-properties officeooo:paragraph-rsid="002d805f"/>
    </style:style>
    <style:style style:name="P33" style:family="paragraph" style:parent-style-name="Standard">
      <style:paragraph-properties fo:break-before="page"/>
      <style:text-properties fo:font-weight="bold" officeooo:rsid="00207c6b" officeooo:paragraph-rsid="00207c6b" style:font-weight-asian="bold" style:font-weight-complex="bold"/>
    </style:style>
    <style:style style:name="P34" style:family="paragraph" style:parent-style-name="Standard">
      <style:paragraph-properties fo:break-before="page"/>
      <style:text-properties fo:font-weight="bold" officeooo:rsid="0025f01d" officeooo:paragraph-rsid="00207683" style:font-weight-asian="bold" style:font-weight-complex="bold"/>
    </style:style>
    <style:style style:name="P35" style:family="paragraph" style:parent-style-name="Standard">
      <style:paragraph-properties fo:break-before="page"/>
      <style:text-properties fo:font-weight="bold" officeooo:rsid="0023289a" officeooo:paragraph-rsid="0023289a" style:font-weight-asian="bold" style:font-weight-complex="bold"/>
    </style:style>
    <style:style style:name="P36" style:family="paragraph" style:parent-style-name="Standard">
      <style:paragraph-properties fo:break-before="page"/>
      <style:text-properties fo:font-weight="bold" officeooo:rsid="00247e34" officeooo:paragraph-rsid="00247e34" style:font-weight-asian="bold" style:font-weight-complex="bold"/>
    </style:style>
    <style:style style:name="P37" style:family="paragraph" style:parent-style-name="Standard">
      <style:paragraph-properties fo:break-before="page"/>
      <style:text-properties officeooo:rsid="00274bad" officeooo:paragraph-rsid="00274bad"/>
    </style:style>
    <style:style style:name="T1" style:family="text">
      <style:text-properties officeooo:rsid="001ca9a8"/>
    </style:style>
    <style:style style:name="T2" style:family="text">
      <style:text-properties officeooo:rsid="001e7a43"/>
    </style:style>
    <style:style style:name="T3" style:family="text">
      <style:text-properties fo:font-weight="bold" style:font-weight-asian="bold" style:font-weight-complex="bold"/>
    </style:style>
    <style:style style:name="T4" style:family="text">
      <style:text-properties fo:font-weight="bold" officeooo:rsid="002e7443" style:font-weight-asian="bold" style:font-weight-complex="bold"/>
    </style:style>
    <style:style style:name="T5" style:family="text">
      <style:text-properties fo:font-weight="bold" officeooo:rsid="002d2ca6" style:font-weight-asian="bold" style:font-weight-complex="bold"/>
    </style:style>
    <style:style style:name="T6" style:family="text">
      <style:text-properties fo:font-weight="bold" officeooo:rsid="0030f1bd" style:font-weight-asian="bold" style:font-weight-complex="bold"/>
    </style:style>
    <style:style style:name="T7" style:family="text">
      <style:text-properties fo:font-weight="bold" officeooo:rsid="00264fa4" style:font-weight-asian="bold" style:font-weight-complex="bold"/>
    </style:style>
    <style:style style:name="T8" style:family="text">
      <style:text-properties fo:font-weight="bold" officeooo:rsid="002728fe" style:font-weight-asian="bold" style:font-weight-complex="bold"/>
    </style:style>
    <style:style style:name="T9" style:family="text">
      <style:text-properties fo:font-weight="bold" officeooo:rsid="00282300" style:font-weight-asian="bold" style:font-weight-complex="bold"/>
    </style:style>
    <style:style style:name="T10" style:family="text">
      <style:text-properties fo:font-weight="bold" officeooo:rsid="00274bad" style:font-weight-asian="bold" style:font-weight-complex="bold"/>
    </style:style>
    <style:style style:name="T11" style:family="text">
      <style:text-properties fo:font-weight="bold" officeooo:rsid="002ad4cb" style:font-weight-asian="bold" style:font-weight-complex="bold"/>
    </style:style>
    <style:style style:name="T12" style:family="text">
      <style:text-properties fo:font-weight="bold" officeooo:rsid="00207c6b" style:font-weight-asian="bold" style:font-weight-complex="bold"/>
    </style:style>
    <style:style style:name="T13" style:family="text">
      <style:text-properties fo:font-weight="bold" officeooo:rsid="0029b399" style:font-weight-asian="bold" style:font-weight-complex="bold"/>
    </style:style>
    <style:style style:name="T14" style:family="text">
      <style:text-properties fo:font-weight="bold" officeooo:rsid="002adb96" style:font-weight-asian="bold" style:font-weight-complex="bold"/>
    </style:style>
    <style:style style:name="T15" style:family="text">
      <style:text-properties fo:font-weight="bold" officeooo:rsid="002d805f" style:font-weight-asian="bold" style:font-weight-complex="bold"/>
    </style:style>
    <style:style style:name="T16" style:family="text">
      <style:text-properties fo:font-weight="bold" officeooo:rsid="002e648b" style:font-weight-asian="bold" style:font-weight-complex="bold"/>
    </style:style>
    <style:style style:name="T17" style:family="text">
      <style:text-properties officeooo:rsid="0021df4d"/>
    </style:style>
    <style:style style:name="T18" style:family="text">
      <style:text-properties officeooo:rsid="000d1e14"/>
    </style:style>
    <style:style style:name="T19" style:family="text">
      <style:text-properties officeooo:rsid="0021c16c"/>
    </style:style>
    <style:style style:name="T20" style:family="text">
      <style:text-properties officeooo:rsid="002299bf"/>
    </style:style>
    <style:style style:name="T21" style:family="text">
      <style:text-properties officeooo:rsid="0023289a"/>
    </style:style>
    <style:style style:name="T22" style:family="text">
      <style:text-properties officeooo:rsid="0022914c"/>
    </style:style>
    <style:style style:name="T23" style:family="text">
      <style:text-properties officeooo:rsid="00241c86"/>
    </style:style>
    <style:style style:name="T24" style:family="text">
      <style:text-properties officeooo:rsid="002b88ff"/>
    </style:style>
    <style:style style:name="T25" style:family="text">
      <style:text-properties officeooo:rsid="00249bf7"/>
    </style:style>
    <style:style style:name="T26" style:family="text">
      <style:text-properties officeooo:rsid="00264fa4"/>
    </style:style>
    <style:style style:name="T27" style:family="text">
      <style:text-properties officeooo:rsid="00207683"/>
    </style:style>
    <style:style style:name="T28" style:family="text">
      <style:text-properties fo:color="#cc7832" style:font-name="JetBrains Mono" fo:font-size="10pt" fo:font-style="normal" fo:font-weight="normal" style:font-size-asian="10pt" style:font-style-asian="normal" style:font-weight-asian="normal"/>
    </style:style>
    <style:style style:name="T29" style:family="text">
      <style:text-properties fo:color="#cc7832" style:font-name="JetBrains Mono" fo:font-size="10pt" fo:font-style="normal" fo:font-weight="normal" style:font-size-asian="10pt" style:font-style-asian="normal" style:font-weight-asian="normal"/>
    </style:style>
    <style:style style:name="T30" style:family="text">
      <style:text-properties fo:color="#cc7832" style:font-name="JetBrains Mono" fo:font-size="10pt" fo:font-style="normal" fo:font-weight="normal" style:font-size-asian="10pt" style:font-style-asian="normal" style:font-weight-asian="normal" style:font-weight-complex="bold"/>
    </style:style>
    <style:style style:name="T31" style:family="text">
      <style:text-properties fo:color="#cc7832" style:font-name="JetBrains Mono" fo:font-size="10pt" fo:font-style="normal" fo:font-weight="normal" officeooo:rsid="002adb96" style:font-size-asian="10pt" style:font-style-asian="normal" style:font-weight-asian="normal" style:font-weight-complex="bold"/>
    </style:style>
    <style:style style:name="T32" style:family="text">
      <style:text-properties fo:color="#a9b7c6" style:font-name="JetBrains Mono" fo:font-size="10pt" fo:font-style="normal" fo:font-weight="normal" style:font-size-asian="10pt" style:font-style-asian="normal" style:font-weight-asian="normal"/>
    </style:style>
    <style:style style:name="T33" style:family="text">
      <style:text-properties fo:color="#a9b7c6" style:font-name="JetBrains Mono" fo:font-size="10pt" fo:font-style="normal" fo:font-weight="normal" style:font-size-asian="10pt" style:font-style-asian="normal" style:font-weight-asian="normal"/>
    </style:style>
    <style:style style:name="T34" style:family="text">
      <style:text-properties fo:color="#a9b7c6" style:font-name="JetBrains Mono" fo:font-size="10pt" fo:font-style="normal" fo:font-weight="normal" officeooo:rsid="00290129" style:font-size-asian="10pt" style:font-style-asian="normal" style:font-weight-asian="normal"/>
    </style:style>
    <style:style style:name="T35" style:family="text">
      <style:text-properties fo:color="#a9b7c6" style:font-name="JetBrains Mono" fo:font-size="10pt" fo:font-style="normal" fo:font-weight="normal" officeooo:rsid="002adb96" style:font-size-asian="10pt" style:font-style-asian="normal" style:font-weight-asian="normal" style:font-weight-complex="bold"/>
    </style:style>
    <style:style style:name="T36" style:family="text">
      <style:text-properties fo:color="#9876aa" style:font-name="JetBrains Mono" fo:font-size="10pt" fo:font-style="normal" fo:font-weight="normal" style:font-size-asian="10pt" style:font-style-asian="normal" style:font-weight-asian="normal"/>
    </style:style>
    <style:style style:name="T37" style:family="text">
      <style:text-properties fo:color="#9876aa" style:font-name="JetBrains Mono" fo:font-size="10pt" fo:font-style="normal" fo:font-weight="normal" style:font-size-asian="10pt" style:font-style-asian="normal" style:font-weight-asian="normal"/>
    </style:style>
    <style:style style:name="T38" style:family="text">
      <style:text-properties fo:color="#9876aa" style:font-name="JetBrains Mono" fo:font-size="10pt" fo:font-style="normal" fo:font-weight="normal" officeooo:rsid="002adb96" style:font-size-asian="10pt" style:font-style-asian="normal" style:font-weight-asian="normal" style:font-weight-complex="bold"/>
    </style:style>
    <style:style style:name="T39" style:family="text">
      <style:text-properties fo:color="#ffc66d" style:font-name="JetBrains Mono" fo:font-size="10pt" fo:font-style="normal" fo:font-weight="normal" style:font-size-asian="10pt" style:font-style-asian="normal" style:font-weight-asian="normal"/>
    </style:style>
    <style:style style:name="T40" style:family="text">
      <style:text-properties fo:color="#ffc66d" style:font-name="JetBrains Mono" fo:font-size="10pt" fo:font-style="normal" fo:font-weight="normal" style:font-size-asian="10pt" style:font-style-asian="normal" style:font-weight-asian="normal"/>
    </style:style>
    <style:style style:name="T41" style:family="text">
      <style:text-properties fo:color="#ffc66d" style:font-name="JetBrains Mono" fo:font-size="10pt" fo:font-style="normal" fo:font-weight="normal" officeooo:rsid="002adb96" style:font-size-asian="10pt" style:font-style-asian="normal" style:font-weight-asian="normal" style:font-weight-complex="bold"/>
    </style:style>
    <style:style style:name="T42" style:family="text">
      <style:text-properties fo:color="#6a8759" style:font-name="JetBrains Mono" fo:font-size="10pt" fo:font-style="normal" fo:font-weight="normal" style:font-size-asian="10pt" style:font-style-asian="normal" style:font-weight-asian="normal"/>
    </style:style>
    <style:style style:name="T43" style:family="text">
      <style:text-properties fo:color="#6a8759" style:font-name="JetBrains Mono" fo:font-size="10pt" fo:font-style="normal" fo:font-weight="normal" style:font-size-asian="10pt" style:font-style-asian="normal" style:font-weight-asian="normal"/>
    </style:style>
    <style:style style:name="T44" style:family="text">
      <style:text-properties fo:color="#6a8759" style:font-name="JetBrains Mono" fo:font-size="10pt" fo:font-style="normal" fo:font-weight="normal" officeooo:rsid="002adb96" style:font-size-asian="10pt" style:font-style-asian="normal" style:font-weight-asian="normal" style:font-weight-complex="bold"/>
    </style:style>
    <style:style style:name="T45" style:family="text">
      <style:text-properties fo:color="#6897bb" style:font-name="JetBrains Mono" fo:font-size="10pt" fo:font-style="normal" fo:font-weight="normal" style:font-size-asian="10pt" style:font-style-asian="normal" style:font-weight-asian="normal"/>
    </style:style>
    <style:style style:name="T46" style:family="text">
      <style:text-properties fo:color="#6897bb" style:font-name="JetBrains Mono" fo:font-size="10pt" fo:font-style="normal" fo:font-weight="normal" style:font-size-asian="10pt" style:font-style-asian="normal" style:font-weight-asian="normal"/>
    </style:style>
    <style:style style:name="T47" style:family="text">
      <style:text-properties officeooo:rsid="002ad4cb"/>
    </style:style>
    <style:style style:name="T48" style:family="text">
      <style:text-properties officeooo:rsid="00247e34"/>
    </style:style>
    <style:style style:name="T49" style:family="text">
      <style:text-properties officeooo:rsid="002d80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scar a morgana</text:p>
      <text:p text:style-name="P1"/>
      <text:p text:style-name="P5">morgana te pone a prueba (cuantas clases diferentes hay)</text:p>
      <text:p text:style-name="P1"/>
      <text:p text:style-name="P1">morgana te lleva a kassadin</text:p>
      <text:p text:style-name="P1"/>
      <text:p text:style-name="P3"><text:span text:style-name="T19">Kasadin</text:span><text:span text:style-name="T2"> te lleva a perkz</text:span></text:p>
      <text:p text:style-name="P2"/>
      <text:p text:style-name="P2">Perk te pide que le subas sus monedas <text:s/><text:span text:style-name="T21">para ayudarte</text:span></text:p>
      <text:p text:style-name="P2"/>
      <text:p text:style-name="P2">Perkz te lleva a <text:span text:style-name="T19">Tyler1, o el campeon que sea</text:span></text:p>
      <text:p text:style-name="P2"/>
      <text:p text:style-name="P6">Tyler te pone a prueba <text:span text:style-name="T1">, </text:span><text:span text:style-name="T20">que le ayudes con su trabajo,</text:span><text:span text:style-name="T1"> (campeones &lt;&gt; 4 habilidades)</text:span></text:p>
      <text:p text:style-name="P2"/>
      <text:p text:style-name="P3"><text:span text:style-name="T19">Tyler </text:span><text:span text:style-name="T2">te lleva a Katarina</text:span></text:p>
      <text:p text:style-name="P2"/>
      <text:p text:style-name="P2">Katarina te confiesa que ha sido teemo</text:p>
      <text:p text:style-name="P2"/>
      <text:p text:style-name="P2">Teemo te dice el jugador</text:p>
      <text:p text:style-name="P2"/>
      <text:p text:style-name="P2"/>
      <text:p text:style-name="P7">Eres un aventurero con el superpoder de saltar entre el mundo real y runeterra a tu antojo</text:p>
      <text:p text:style-name="P18"/>
      <text:p text:style-name="P21">1. </text:p>
      <text:p text:style-name="P22"><text:span text:style-name="T27">Tu primer paso, aconsejado por los ciudadanos de Piltover es buscar a la reina. Ella conoce a la perfeccion todos los campeones del juego y seguro que podrá ayudarte. </text:span><text:span text:style-name="T26">Cuando empiezas a ver el enorme castillo de la reina te das cuenta que no te han dicho lo más importante… !El nombre de la Reina! Pero ya es demasiado tarde para volver, así que mientras te acercas al castillo intentas hacer memoria y recuerdas la siguiente conversación que tuviste con un aldeano antes de comenzar la aventura: “</text:span><text:span text:style-name="T5">nuestro </text:span><text:span text:style-name="T4">reina</text:span><text:span text:style-name="T5">, es </text:span><text:span text:style-name="T4">un</text:span><text:span text:style-name="T8">a</text:span><text:span text:style-name="T4"> de l</text:span><text:span text:style-name="T8">a</text:span><text:span text:style-name="T4">s </text:span><text:span text:style-name="T8">magas</text:span><text:span text:style-name="T5"> </text:span><text:span text:style-name="T7">originales</text:span><text:span text:style-name="T5"> que existe en el juego </text:span><text:span text:style-name="T6">y la eficiencia de sus habilidades es mayor de 1.9”</text:span></text:p>
      <text:p text:style-name="P19"><text:span text:style-name="T6"/></text:p>
      <text:p text:style-name="P21"><text:span text:style-name="T6">C</text:span><text:span text:style-name="T3">onsulta 1: Muesrta el nombre y clase del campeon junto con la eficiencia de sus habilidades de los campeones que tengan de clase ‘mago’, su fecha de lanzamiento sea la mas antigua de la tabla y su eficiencia de habilidades sea mayor a 2</text:span></text:p>
      <text:p text:style-name="P21"><text:span text:style-name="T3"/></text:p>
      <text:p text:style-name="P21"><text:span text:style-name="T30">SELECT </text:span><text:span text:style-name="T32">Campeon.</text:span><text:span text:style-name="T36">nombre</text:span><text:span text:style-name="T28">,</text:span><text:line-break/><text:span text:style-name="T28"> <text:s text:c="6"/></text:span><text:span text:style-name="T32">Campeon.</text:span><text:span text:style-name="T36">clase</text:span><text:span text:style-name="T28">,</text:span><text:line-break/><text:span text:style-name="T28"> <text:s text:c="6"/></text:span><text:span text:style-name="T39">SUM</text:span><text:span text:style-name="T32">(Habilidad.</text:span><text:span text:style-name="T36">puntosEnergia</text:span><text:span text:style-name="T32">) / </text:span><text:span text:style-name="T39">SUM</text:span><text:span text:style-name="T32">(Habilidad.</text:span><text:span text:style-name="T36">enfriamiento</text:span><text:span text:style-name="T32">) eficiencia_habilidades</text:span><text:line-break/><text:span text:style-name="T28">FROM </text:span><text:span text:style-name="T32">Campeon</text:span><text:line-break/><text:span text:style-name="T32"> <text:s text:c="8"/></text:span><text:span text:style-name="T28">JOIN </text:span><text:span text:style-name="T32">Habilidad </text:span><text:span text:style-name="T28">ON </text:span><text:span text:style-name="T32">Campeon.</text:span><text:span text:style-name="T36">id </text:span><text:span text:style-name="T32">= Habilidad.</text:span><text:span text:style-name="T36">campeon</text:span><text:line-break/><text:span text:style-name="T28">WHERE </text:span><text:span text:style-name="T36">fechaLanzamiento </text:span><text:span text:style-name="T32">= (</text:span><text:line-break/><text:span text:style-name="T32"> <text:s text:c="3"/></text:span><text:span text:style-name="T28">SELECT </text:span><text:span text:style-name="T39">MIN</text:span><text:span text:style-name="T32">(</text:span><text:span text:style-name="T36">fechaLanzamiento</text:span><text:span text:style-name="T32">)</text:span><text:line-break/><text:span text:style-name="T32"> <text:s text:c="3"/></text:span><text:span text:style-name="T28">FROM </text:span><text:span text:style-name="T32">Campeon</text:span><text:line-break/><text:span text:style-name="T32">)</text:span><text:line-break/><text:span text:style-name="T32"> <text:s/></text:span><text:span text:style-name="T28">AND </text:span><text:span text:style-name="T36">clase </text:span><text:span text:style-name="T32">= </text:span><text:span text:style-name="T42">'mago'</text:span><text:line-break/><text:span text:style-name="T28">GROUP BY </text:span><text:span text:style-name="T32">Campeon.</text:span><text:span text:style-name="T36">nombre</text:span><text:line-break/><text:span text:style-name="T28">HAVING </text:span><text:span text:style-name="T32">eficiencia_habilidades &gt; </text:span><text:span text:style-name="T34">2.0</text:span></text:p>
      <text:p text:style-name="P21"><text:span text:style-name="T45"/></text:p>
      <text:p text:style-name="P21"><text:span text:style-name="T45"/></text:p>
      <text:p text:style-name="P20"><draw:frame draw:style-name="fr3" draw:name="Image1" text:anchor-type="char" svg:width="14.208cm" svg:height="1.296cm" draw:z-index="0"><draw:image xlink:href="Pictures/100002010000021900000031375C5C7FC950A6BE.png" xlink:type="simple" xlink:show="embed" xlink:actuate="onLoad" loext:mime-type="image/png"/></draw:frame></text:p>
      <text:p text:style-name="P37"><text:span text:style-name="T3">2.</text:span></text:p>
      <text:p text:style-name="P23"><text:span text:style-name="T3">Eso es la reina de Piltover es Morgana, aligeras el paso para llegar al castillo lo antes posible. Una vez llegas al castillo te paras en frente de dos guardias custiodiando la puerta de entrada. Les expicas que necesitas ver a la Reina Morgana para averiguar quien ha robado el Hextecht, pero los guardias no te lo ponen fácil.</text:span></text:p>
      <text:p text:style-name="P23"><text:span text:style-name="T3">No podemos dejar pasar a <text:s/>cualquiera, necesitamos comprobar que realmente tus intenciones son buenas. Si consigues resolver este puzzle te dejaremos pasar, de lo contrario te arrestaremos por conspirar contra la reina.</text:span></text:p>
      <text:p text:style-name="P23"><text:span text:style-name="T3">Pese al riesgo que supone aceptas, no tienes tiempo que perder y recpurar el hextecht es lo mas importante ahora mismo.</text:span></text:p>
      <text:p text:style-name="P24"><text:span text:style-name="T10">Miras fijamente al guardia mientras te dice el problema. “Quiero saber </text:span><text:span text:style-name="T9">el numero de</text:span><text:span text:style-name="T10"> </text:span><text:span text:style-name="T9">jugadores</text:span><text:span text:style-name="T10"> </text:span><text:span text:style-name="T9">que tienen al menos un campeon can mas de nueve millones y medio de puntos de maestria. Ah, y dime tambien la cantidad media de monedas que tienen”</text:span></text:p>
      <text:p text:style-name="P24"><text:span text:style-name="T9"/></text:p>
      <text:p text:style-name="P25"><text:span text:style-name="T9">Consulta 2: Muestra la cantidad de jugadores diferentes y la media de monedas que tienen al menos un campeon con mas de 9.500.00 puntos de maestria</text:span></text:p>
      <text:p text:style-name="P23"><text:span text:style-name="T45"/></text:p>
      <text:p text:style-name="P23"><text:span text:style-name="T45"/></text:p>
      <text:p text:style-name="P23"><text:span text:style-name="T28">SELECT </text:span><text:span text:style-name="T39">COUNT</text:span><text:span text:style-name="T32">(</text:span><text:span text:style-name="T28">DISTINCT </text:span><text:span text:style-name="T32">Tienen.</text:span><text:span text:style-name="T36">jugador</text:span><text:span text:style-name="T32">) cuenta_jugadores</text:span><text:span text:style-name="T28">, </text:span><text:span text:style-name="T39">AVG</text:span><text:span text:style-name="T32">(Jugador.</text:span><text:span text:style-name="T36">monedas</text:span><text:span text:style-name="T32">) media_monedas</text:span><text:line-break/><text:span text:style-name="T28">FROM </text:span><text:span text:style-name="T32">Tienen</text:span><text:line-break/><text:span text:style-name="T32"> <text:s text:c="8"/></text:span><text:span text:style-name="T28">JOIN </text:span><text:span text:style-name="T32">Jugador </text:span><text:span text:style-name="T28">ON </text:span><text:span text:style-name="T32">Tienen.</text:span><text:span text:style-name="T36">jugador </text:span><text:span text:style-name="T32">= Jugador.</text:span><text:span text:style-name="T36">id</text:span><text:line-break/><text:span text:style-name="T28">WHERE </text:span><text:span text:style-name="T36">puntosMaestria </text:span><text:span text:style-name="T32">&gt; </text:span><text:span text:style-name="T45">9500000</text:span></text:p>
      <text:p text:style-name="P23"><text:span text:style-name="T45"/></text:p>
      <text:p text:style-name="P23"><text:span text:style-name="T45"/></text:p>
      <text:p text:style-name="P23"><draw:frame draw:style-name="fr3" draw:name="Image2" text:anchor-type="char" svg:width="11.509cm" svg:height="1.27cm" draw:z-index="1"><draw:image xlink:href="Pictures/10000201000001B3000000305A87EE2E6574AF7D.png" xlink:type="simple" xlink:show="embed" xlink:actuate="onLoad" loext:mime-type="image/png"/></draw:frame><text:span text:style-name="T45"/></text:p>
      <text:p text:style-name="P23"><text:span text:style-name="T45"/></text:p>
      <text:p text:style-name="P23"><text:span text:style-name="T3"/></text:p>
      <text:p text:style-name="P23"><text:span text:style-name="T3"/></text:p>
      <text:p text:style-name="P23"><text:span text:style-name="T3"/></text:p>
      <text:p text:style-name="P34"/>
      <text:p text:style-name="P8">3.</text:p>
      <text:p text:style-name="P10">Los guardias quedan impresionados ante tu gran conocimiento sobre el juego, te abren la puerta de la fortaleza y te dan ánimos para la aventura.</text:p>
      <text:p text:style-name="P10">En la recepcion del palacio te esta esperando ni mas ni menos que la Reina Morgana, sus siervos le han informado que estas buscando al culpable del robo del Hextecht y ha decidido no hacerte esperar mas.</text:p>
      <text:p text:style-name="P10">Hablais durante un breve momento sobre todo lo sucedido y te dice que hay un sospechoso que se encontraba en la escena del crimen en el momento del robo. Te ruega que vayas a investigarle, no sabe su nombre pero te da una nota con la informacion que le han pasado sus espias.</text:p>
      <text:p text:style-name="P10">La nota dice asi: “En el momento del robo hubo una gran explosión de energía, quién lo hiciera tuvo que utilizar mas de 500 puntos de energia <text:span text:style-name="T47">al mismo tiempo. Un robo como este lo puede hacer un asesesino…”</text:span></text:p>
      <text:p text:style-name="P10"/>
      <text:p text:style-name="P26">Consulta 3: <text:span text:style-name="T17">Muestra </text:span><text:span text:style-name="T11">los</text:span><text:span text:style-name="T17"> campeones</text:span><text:span text:style-name="T18"> </text:span><text:span text:style-name="T17">que sean asesinos </text:span><text:span text:style-name="T47">y</text:span><text:span text:style-name="T17"> </text:span><text:span text:style-name="T47">cuya suma de sus habilidades sea mayor a </text:span><text:span text:style-name="T18"><text:s/>500 </text:span><text:span text:style-name="T17">puntos de energia</text:span></text:p>
      <text:p text:style-name="P8"/>
      <text:p text:style-name="P9"><text:span text:style-name="T28">SELECT </text:span><text:span text:style-name="T32">Campeon.</text:span><text:span text:style-name="T36">nombre</text:span><text:span text:style-name="T28">, </text:span><text:span text:style-name="T32">Campeon.</text:span><text:span text:style-name="T36">clase</text:span><text:span text:style-name="T28">, </text:span><text:span text:style-name="T39">SUM</text:span><text:span text:style-name="T32">(Abilidad.</text:span><text:span text:style-name="T36">puntosEnergia</text:span><text:span text:style-name="T32">) suma_energia</text:span><text:line-break/><text:span text:style-name="T28">FROM </text:span><text:span text:style-name="T32">Campeon</text:span><text:line-break/><text:span text:style-name="T32"> <text:s text:c="8"/></text:span><text:span text:style-name="T28">JOIN </text:span><text:span text:style-name="T32">Abilidad </text:span><text:span text:style-name="T28">ON </text:span><text:span text:style-name="T32">Campeon.</text:span><text:span text:style-name="T36">id </text:span><text:span text:style-name="T32">= Abilidad.</text:span><text:span text:style-name="T36">campeon</text:span><text:line-break/><text:span text:style-name="T28">WHERE </text:span><text:span text:style-name="T32">Campeon.</text:span><text:span text:style-name="T36">clase </text:span><text:span text:style-name="T32">= </text:span><text:span text:style-name="T42">'asesino'</text:span><text:line-break/><text:span text:style-name="T28">GROUP BY </text:span><text:span text:style-name="T32">Campeon.</text:span><text:span text:style-name="T36">nombre</text:span><text:line-break/><text:span text:style-name="T28">HAVING </text:span><text:span text:style-name="T32">suma_energia &gt; </text:span><text:span text:style-name="T45">500</text:span></text:p>
      <text:p text:style-name="P9"><text:span text:style-name="T45"/></text:p>
      <text:p text:style-name="P9"><draw:frame draw:style-name="fr2" draw:name="Image9" text:anchor-type="char" svg:x="2.653cm" svg:y="0.222cm" svg:width="11.695cm" svg:height="1.323cm" draw:z-index="2"><draw:image xlink:href="Pictures/10000201000001BA0000003210C6C8F049F05D98.png" xlink:type="simple" xlink:show="embed" xlink:actuate="onLoad" loext:mime-type="image/png"/></draw:frame><text:span text:style-name="T45"/></text:p>
      <text:p text:style-name="P9"><text:span text:style-name="T45"/></text:p>
      <text:p text:style-name="P9"/>
      <text:p text:style-name="P33">4.</text:p>
      <text:p text:style-name="P26"><text:span text:style-name="T11">Viajas hasta el Vacío y buscas por cada rincón hasta dar con </text:span><text:span text:style-name="T12">Kassadin. </text:span><text:span text:style-name="T11">Finalmente lo encunetras escondido en un rufigio de los suburbios de la ciudad y hablas con el.</text:span></text:p>
      <text:p text:style-name="P26"><text:span text:style-name="T11">- Kassadin: Ahora todo el mundo me esta buscando, hasta hay un precio por mi cabeza, todos me incriminan pero no tienen pruebas solo desconfían de mí por ser del vacío, pero !No he sido yo!</text:span></text:p>
      <text:p text:style-name="P29"><text:span text:style-name="T11">L</text:span><text:span text:style-name="T3">e pides que colabore contigo, pero se niega, vuevles a insistir</text:span></text:p>
      <text:p text:style-name="P28"><text:span text:style-name="T3">Sí estaba en la escena del crimern, pero simplemente estaba intentando </text:span><text:span text:style-name="T14">ganar oro de forma honrada y de repente <text:s/>hubo una gran explosión cuando me gire para ver lo que pasaba tan solo pude ver a un campeon saltando fuera de la escena del crimen y vi caer al suelo un pedazo de camiseta con la letra ‘E’, seguro que es la inicial de su nombre. </text:span></text:p>
      <text:p text:style-name="P28"><text:span text:style-name="T14"/></text:p>
      <text:p text:style-name="P29"><text:span text:style-name="T3">Consulta 4: Muestra el nombre del campeon, nombre de la habilidad, nombre del jugador y cantidad puntos de maestria de los jugadores que tengan la mayor cantidad de puntos de maestria con campeones cuyo nombre empieze por la letra ‘E’ y <text:s/>que utilicen una habilidad cuyo nombre contenga ‘salt’. Ordenandolo de mayor a menor por los puntos de maestria maxim</text:span></text:p>
      <text:p text:style-name="P28"><text:span text:style-name="T14"/></text:p>
      <text:p text:style-name="P27"><text:bookmark-start text:name="__DdeLink__1277_277907336"/><text:bookmark-start text:name="__DdeLink__1280_277907336"/><text:span text:style-name="T31">SELECT </text:span><text:span text:style-name="T35">Campeon.</text:span><text:span text:style-name="T38">nombre</text:span><text:span text:style-name="T31">, </text:span><text:span text:style-name="T35">Habilidad.</text:span><text:span text:style-name="T38">nombre</text:span><text:span text:style-name="T31">, </text:span><text:span text:style-name="T35">Jugador.</text:span><text:span text:style-name="T38">nombre</text:span><text:span text:style-name="T31">, </text:span><text:span text:style-name="T41">MAX</text:span><text:span text:style-name="T35">(Tienen.</text:span><text:span text:style-name="T38">puntosMaestria</text:span><text:span text:style-name="T35">) maximo_puntos</text:span><text:span text:style-name="T14"><text:line-break/></text:span><text:span text:style-name="T31">FROM </text:span><text:span text:style-name="T35">Campeon</text:span><text:span text:style-name="T14"><text:line-break/></text:span><text:span text:style-name="T35"> <text:s text:c="8"/></text:span><text:span text:style-name="T31">JOIN </text:span><text:span text:style-name="T35">Habilidad </text:span><text:span text:style-name="T31">ON </text:span><text:span text:style-name="T35">Campeon.</text:span><text:span text:style-name="T38">id </text:span><text:span text:style-name="T35">= Habilidad.</text:span><text:span text:style-name="T38">campeon</text:span><text:span text:style-name="T14"><text:line-break/></text:span><text:span text:style-name="T38"> <text:s text:c="8"/></text:span><text:span text:style-name="T31">JOIN </text:span><text:span text:style-name="T35">Tienen </text:span><text:span text:style-name="T31">ON </text:span><text:span text:style-name="T35">Campeon.</text:span><text:span text:style-name="T38">id </text:span><text:span text:style-name="T35">= Tienen.</text:span><text:span text:style-name="T38">campeon</text:span><text:span text:style-name="T14"><text:line-break/></text:span><text:span text:style-name="T38"> <text:s text:c="8"/></text:span><text:span text:style-name="T31">JOIN </text:span><text:span text:style-name="T35">Jugador </text:span><text:span text:style-name="T31">ON </text:span><text:span text:style-name="T35">Tienen.</text:span><text:span text:style-name="T38">jugador </text:span><text:span text:style-name="T35">= Jugador.</text:span><text:span text:style-name="T38">id</text:span><text:span text:style-name="T14"><text:line-break/></text:span><text:span text:style-name="T31">WHERE </text:span><text:span text:style-name="T35">Habilidad.</text:span><text:span text:style-name="T38">nombre </text:span><text:span text:style-name="T31">LIKE </text:span><text:span text:style-name="T44">'%salt%'</text:span><text:span text:style-name="T14"><text:line-break/></text:span><text:span text:style-name="T44"> <text:s/></text:span><text:span text:style-name="T31">AND </text:span><text:span text:style-name="T35">Campeon.</text:span><text:span text:style-name="T38">nombre </text:span><text:span text:style-name="T31">LIKE </text:span><text:span text:style-name="T44">'e%'</text:span><text:span text:style-name="T14"><text:line-break/></text:span><text:span text:style-name="T31">GROUP BY </text:span><text:span text:style-name="T35">Campeon.</text:span><text:span text:style-name="T38">nombre</text:span><text:span text:style-name="T14"><text:line-break/></text:span><text:span text:style-name="T31">ORDER BY </text:span><text:span text:style-name="T35">maximo_puntos </text:span><text:span text:style-name="T31">DESC</text:span><text:bookmark-end text:name="__DdeLink__1277_277907336"/></text:p>
      <text:p text:style-name="P28"><text:bookmark-end text:name="__DdeLink__1280_277907336"/><text:span text:style-name="T14"/></text:p>
      <text:p text:style-name="P28"><text:span text:style-name="T14"/></text:p>
      <text:p text:style-name="P28"><text:span text:style-name="T14"/></text:p>
      <text:p text:style-name="P26"><text:span text:style-name="T13"/></text:p>
      <text:p text:style-name="P26"><text:span text:style-name="T13"/></text:p>
      <text:p text:style-name="P35">5.</text:p>
      <text:p text:style-name="P13">Encuentras dos campeones que encajan con la descripción que te ha dado Kassadin pero ambos apuntan al mismo jugador. Vuelves al mundo real para buscar a Perkz. Finalmente das con el y consigues interrogarle.</text:p>
      <text:p text:style-name="P13">- Perkz: Sí, yo tengo la información que estás buscando pero… porque te la iba a dar a ti ? Jaja. Vete por donde has venido a no ser que tengas algo que ofrecer</text:p>
      <text:p text:style-name="P13">Le dices a Perkz que tienes el poder de saltar entre munods tal y como lo desees así como el control de todo lo que pasa en el juego</text:p>
      <text:p text:style-name="P13">- Perkz: Así que tan poderoso eres no? Muy bien, entonces quiero veinte mil monedas mas en mi cuenta y subir de liga, quiero estar en la liga Maestro.</text:p>
      <text:p text:style-name="P13">Decides aceptar el chantaje ya que dejar la investigación no es una opción</text:p>
      <text:p text:style-name="P13"/>
      <text:p text:style-name="P13">Consulta 5:</text:p>
      <text:p text:style-name="P13">Actuliza la infromación de Perkz para anadirle 20.<text:span text:style-name="T49">000 monedas a su cuenta y cambiando su liga a Maestro, eso sí, reiniciando sus puntos de liga a 0</text:span></text:p>
      <text:p text:style-name="P31"/>
      <text:p text:style-name="P30"><text:span text:style-name="T28">UPDATE </text:span><text:span text:style-name="T32">Jugador</text:span><text:line-break/><text:span text:style-name="T28">SET </text:span><text:span text:style-name="T36">monedas <text:s text:c="3"/></text:span><text:span text:style-name="T32">= </text:span><text:span text:style-name="T36">monedas </text:span><text:span text:style-name="T32">+ </text:span><text:span text:style-name="T45">20000</text:span><text:span text:style-name="T28">,</text:span><text:line-break/><text:span text:style-name="T28"> <text:s text:c="3"/></text:span><text:span text:style-name="T36">liga <text:s text:c="6"/></text:span><text:span text:style-name="T32">= </text:span><text:span text:style-name="T42">'Maestro'</text:span><text:span text:style-name="T28">,</text:span><text:line-break/><text:span text:style-name="T28"> <text:s text:c="3"/></text:span><text:span text:style-name="T36">puntosLiga </text:span><text:span text:style-name="T32">= </text:span><text:span text:style-name="T45">0</text:span><text:line-break/><text:span text:style-name="T28">WHERE </text:span><text:span text:style-name="T36">nombre </text:span><text:span text:style-name="T32">= </text:span><text:span text:style-name="T42">'Perkz'</text:span></text:p>
      <text:p text:style-name="P12"/>
      <text:p text:style-name="P12"/>
      <text:p text:style-name="P36">6.</text:p>
      <text:p text:style-name="P16">Realizas las modificaciones tal y como te ha pedido Perkz, él cual te mira anodado ante tus poderes. Una vez terminas lo comprueba en su cuenta y empieza a saltar de la alegría y te dice.</text:p>
      <text:p text:style-name="P32"><text:span text:style-name="T15">- Perkz : Si llego a saber que hubiera sido tan sencillo tan sencillo te hubiera pedido un millón de monedas en su lugar jaja. Bueno, ahora lo que te interesa. Conozco al jugador que buscas, él estaba en la escena del crimen y lo vió todo. Es tan asquerosamente rico que podría comprarse todos los campeones que existen en el juego 10 veces y aún así está en la misma el la misma liga que yo estaba hasta hace un momento…</text:span></text:p>
      <text:p text:style-name="P32"><text:span text:style-name="T15"/></text:p>
      <text:p text:style-name="P32"><text:span text:style-name="T15">Consulta 6: Muestra a los jugadores que esten en la liga ‘Plata’ y </text:span><text:span text:style-name="T16">tengan una cantidad de monedas mayor a la suma del prcio de todos los campeones, multiplicado por 10</text:span></text:p>
      <text:p text:style-name="P4"/>
      <text:p text:style-name="P15"><text:span text:style-name="T28">SELECT </text:span><text:span text:style-name="T32">Jugador.*</text:span><text:line-break/><text:span text:style-name="T28">FROM </text:span><text:span text:style-name="T32">Jugador</text:span><text:line-break/><text:span text:style-name="T28">WHERE </text:span><text:span text:style-name="T32">(Jugador.</text:span><text:span text:style-name="T36">liga </text:span><text:span text:style-name="T32">= </text:span><text:span text:style-name="T42">'Plata'</text:span><text:span text:style-name="T32">)</text:span><text:line-break/><text:span text:style-name="T32"> <text:s/></text:span><text:span text:style-name="T28">AND </text:span><text:span text:style-name="T32">Jugador.</text:span><text:span text:style-name="T36">monedas </text:span><text:span text:style-name="T32">&gt; (</text:span><text:line-break/><text:span text:style-name="T32"> <text:s text:c="3"/></text:span><text:span text:style-name="T28">SELECT </text:span><text:span text:style-name="T39">SUM</text:span><text:span text:style-name="T32">(Campeon.</text:span><text:span text:style-name="T36">precio</text:span><text:span text:style-name="T32">) * </text:span><text:span text:style-name="T45">10</text:span><text:line-break/><text:span text:style-name="T45"> <text:s text:c="3"/></text:span><text:span text:style-name="T28">FROM </text:span><text:span text:style-name="T32">Campeon</text:span><text:line-break/><text:span text:style-name="T32">)</text:span></text:p>
      <text:p text:style-name="P15"><text:span text:style-name="T32"/></text:p>
      <text:p text:style-name="P15"><draw:frame draw:style-name="fr1" draw:name="Image3" text:anchor-type="char" svg:x="0.139cm" svg:y="0.473cm" svg:width="16.722cm" svg:height="1.296cm" draw:z-index="3"><draw:image xlink:href="Pictures/100002010000027800000031F0470A7E8DCF0476.png" xlink:type="simple" xlink:show="embed" xlink:actuate="onLoad" loext:mime-type="image/png"/></draw:frame><text:line-break/></text:p>
      <text:p text:style-name="P4"/>
      <text:p text:style-name="P36">7. Vas en busqueda de Tyler1. Dice que lo ha visto todo pero que necesita que lo ayudes con un trabajo de clase acerca del juego y te pide lo suiguiente</text:p>
      <text:p text:style-name="P4"/>
      <text:p text:style-name="P11">Normalmente en los Campeones del lol tienen 4 habilidades, pero esto no siempre es asi. Muestra aquellos campeones que NO tengan 4 habilidades, incluso aquellos que todavia no tienen habilidades asignadas</text:p>
      <text:p text:style-name="P11"/>
      <text:p text:style-name="P11"><text:span text:style-name="T48">8.</text:span></text:p>
      <text:p text:style-name="P4">Tyler se alegra y te da la siguiente la siguiente informacion. Yo estaba jugando con este personaje cuando ocurrio todo…</text:p>
      <text:p text:style-name="P4"/>
      <text:p text:style-name="P4"><text:span text:style-name="T22">Muestra el campeon </text:span><text:span text:style-name="T23">menos</text:span><text:span text:style-name="T22"> popular entre los jugadores (</text:span><text:span text:style-name="T24">menor</text:span><text:span text:style-name="T22"> cantidad de jugadores que lo poseen) que haya sido lanzado los dos primeros años del juego (2009 y 2010) </text:span></text:p>
      <text:p text:style-name="P4"/>
      <text:p text:style-name="P4"/>
      <text:p text:style-name="P4"/>
      <text:p text:style-name="P4">9.</text:p>
      <text:p text:style-name="P4">Katarina te dice que sabe quien ha sido y te da indicaciones del personaje y quien lo juega</text:p>
      <text:p text:style-name="P4"/>
      <text:p text:style-name="P4"/>
      <text:p text:style-name="P4">10.</text:p>
      <text:p text:style-name="P4">E<text:span text:style-name="T25">l</text:span> maestro con mas puntos<text:span text:style-name="T25">de maestria con Tee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8:28:23.244600626</meta:creation-date>
    <dc:date>2022-02-28T13:51:15.870579735</dc:date>
    <meta:editing-duration>PT30M31S</meta:editing-duration>
    <meta:editing-cycles>5</meta:editing-cycles>
    <meta:generator>LibreOffice/6.4.7.2$Linux_X86_64 LibreOffice_project/40$Build-2</meta:generator>
    <meta:document-statistic meta:table-count="0" meta:image-count="4" meta:object-count="0" meta:page-count="8" meta:paragraph-count="60" meta:word-count="1422" meta:character-count="8334" meta:non-whitespace-character-count="6855"/>
  </office:meta>
</office:document-meta>
</file>